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C00000001300EE2F60.png" manifest:media-type="image/png"/>
  <manifest:file-entry manifest:full-path="Pictures/100002010000011F00000017BAE133E9.png" manifest:media-type="image/png"/>
  <manifest:file-entry manifest:full-path="Pictures/10000201000000A000000010AC4F1A24.png" manifest:media-type="image/png"/>
  <manifest:file-entry manifest:full-path="Pictures/100002010000010000000013E225F2EB.png" manifest:media-type="image/png"/>
  <manifest:file-entry manifest:full-path="Pictures/100002010000016C000000139A57B73A.png" manifest:media-type="image/png"/>
  <manifest:file-entry manifest:full-path="Pictures/100002010000019700000013D6070531.png" manifest:media-type="image/png"/>
  <manifest:file-entry manifest:full-path="Pictures/10000201000000D00000001320D47762.png" manifest:media-type="image/png"/>
  <manifest:file-entry manifest:full-path="Pictures/10000201000000E7000000141C14B23D.png" manifest:media-type="image/png"/>
  <manifest:file-entry manifest:full-path="Pictures/10000201000000FE00000017B481F042.png" manifest:media-type="image/png"/>
  <manifest:file-entry manifest:full-path="Pictures/10000201000000B400000013AA83782B.png" manifest:media-type="image/png"/>
  <manifest:file-entry manifest:full-path="Pictures/100002010000012F00000022C0F3E198.png" manifest:media-type="image/png"/>
  <manifest:file-entry manifest:full-path="Pictures/10000201000001C500000022B8011AFA.png" manifest:media-type="image/png"/>
  <manifest:file-entry manifest:full-path="Pictures/100002010000015300000013A349D619.png" manifest:media-type="image/png"/>
  <manifest:file-entry manifest:full-path="Pictures/100002010000019A00000022CA639140.png" manifest:media-type="image/png"/>
  <manifest:file-entry manifest:full-path="Pictures/10000201000001A900000029E87A7B1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21be" officeooo:paragraph-rsid="000e21be"/>
    </style:style>
    <style:style style:name="P2" style:family="paragraph" style:parent-style-name="Standard">
      <style:text-properties officeooo:rsid="001046a3" officeooo:paragraph-rsid="001046a3"/>
    </style:style>
    <style:style style:name="P3" style:family="paragraph" style:parent-style-name="Standard">
      <style:text-properties officeooo:rsid="00105e37" officeooo:paragraph-rsid="00105e37"/>
    </style:style>
    <style:style style:name="P4" style:family="paragraph" style:parent-style-name="Standard">
      <style:text-properties officeooo:rsid="0010636c" officeooo:paragraph-rsid="0010636c"/>
    </style:style>
    <style:style style:name="T1" style:family="text">
      <style:text-properties officeooo:rsid="000f10fe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a)</text:p>
      <text:p text:style-name="P1"><draw:frame draw:style-name="fr1" draw:name="Image2" text:anchor-type="paragraph" svg:width="4.4272in" svg:height="0.4272in" draw:z-index="0"><draw:image xlink:href="Pictures/10000201000001A900000029E87A7B12.png" xlink:type="simple" xlink:show="embed" xlink:actuate="onLoad"/></draw:frame></text:p>
      <text:p text:style-name="P1"/>
      <text:p text:style-name="P1"/>
      <text:p text:style-name="P1">2b) <text:span text:style-name="T1">A = (3, 1, 2)<text:tab/>B = (-1, 0, 8)</text:span></text:p>
      <text:p text:style-name="P1"/>
      <text:p text:style-name="P2">2b1</text:p>
      <text:p text:style-name="P1"><draw:frame draw:style-name="fr1" draw:name="Image1" text:anchor-type="paragraph" svg:width="4.7189in" svg:height="0.3543in" draw:z-index="1"><draw:image xlink:href="Pictures/10000201000001C500000022B8011AFA.png" xlink:type="simple" xlink:show="embed" xlink:actuate="onLoad"/></draw:frame></text:p>
      <text:p text:style-name="P1"/>
      <text:p text:style-name="P1"/>
      <text:p text:style-name="P1"><draw:frame draw:style-name="fr1" draw:name="Image3" text:anchor-type="paragraph" svg:width="4.2709in" svg:height="0.3543in" draw:z-index="2"><draw:image xlink:href="Pictures/100002010000019A00000022CA639140.png" xlink:type="simple" xlink:show="embed" xlink:actuate="onLoad"/></draw:frame></text:p>
      <text:p text:style-name="P1"/>
      <text:p text:style-name="P1"/>
      <text:p text:style-name="P1"><draw:frame draw:style-name="fr1" draw:name="Image4" text:anchor-type="paragraph" svg:width="3.1563in" svg:height="0.3543in" draw:z-index="3"><draw:image xlink:href="Pictures/100002010000012F00000022C0F3E198.png" xlink:type="simple" xlink:show="embed" xlink:actuate="onLoad"/></draw:frame></text:p>
      <text:p text:style-name="P1"/>
      <text:p text:style-name="P1"/>
      <text:p text:style-name="P1"><draw:frame draw:style-name="fr1" draw:name="Image5" text:anchor-type="paragraph" svg:width="2.6457in" svg:height="0.2398in" draw:z-index="4"><draw:image xlink:href="Pictures/10000201000000FE00000017B481F042.png" xlink:type="simple" xlink:show="embed" xlink:actuate="onLoad"/></draw:frame></text:p>
      <text:p text:style-name="P1"/>
      <text:p text:style-name="P1"><draw:frame draw:style-name="fr1" draw:name="Image6" text:anchor-type="paragraph" svg:width="2.4063in" svg:height="0.2083in" draw:z-index="5"><draw:image xlink:href="Pictures/10000201000000E7000000141C14B23D.png" xlink:type="simple" xlink:show="embed" xlink:actuate="onLoad"/></draw:frame></text:p>
      <text:p text:style-name="P1"/>
      <text:p text:style-name="P2">2b2</text:p>
      <text:p text:style-name="P1"><draw:frame draw:style-name="fr1" draw:name="Image8" text:anchor-type="paragraph" svg:width="4.2398in" svg:height="0.198in" draw:z-index="7"><draw:image xlink:href="Pictures/100002010000019700000013D6070531.png" xlink:type="simple" xlink:show="embed" xlink:actuate="onLoad"/></draw:frame></text:p>
      <text:p text:style-name="P1"/>
      <text:p text:style-name="P2"><draw:frame draw:style-name="fr1" draw:name="Image7" text:anchor-type="paragraph" svg:width="3.7917in" svg:height="0.198in" draw:z-index="6"><draw:image xlink:href="Pictures/100002010000016C000000139A57B73A.png" xlink:type="simple" xlink:show="embed" xlink:actuate="onLoad"/></draw:frame></text:p>
      <text:p text:style-name="P2"/>
      <text:p text:style-name="P1"><draw:frame draw:style-name="fr2" draw:name="Image9" text:anchor-type="paragraph" svg:width="2.6665in" svg:height="0.198in" draw:z-index="9"><draw:image xlink:href="Pictures/100002010000010000000013E225F2EB.png" xlink:type="simple" xlink:show="embed" xlink:actuate="onLoad"/></draw:frame></text:p>
      <text:p text:style-name="P1"/>
      <text:p text:style-name="P1"><draw:frame draw:style-name="fr1" draw:name="Image10" text:anchor-type="paragraph" svg:width="1.6665in" svg:height="0.1665in" draw:z-index="8"><draw:image xlink:href="Pictures/10000201000000A000000010AC4F1A24.png" xlink:type="simple" xlink:show="embed" xlink:actuate="onLoad"/></draw:frame></text:p>
      <text:p text:style-name="P1"/>
      <text:p text:style-name="P3">2b3</text:p>
      <text:p text:style-name="P3"><draw:frame draw:style-name="fr1" draw:name="Image11" text:anchor-type="paragraph" svg:width="2.9898in" svg:height="0.2398in" draw:z-index="10"><draw:image xlink:href="Pictures/100002010000011F00000017BAE133E9.png" xlink:type="simple" xlink:show="embed" xlink:actuate="onLoad"/></draw:frame></text:p>
      <text:p text:style-name="P3"/>
      <text:p text:style-name="P3"><draw:frame draw:style-name="fr1" draw:name="Image12" text:anchor-type="paragraph" svg:width="2.1665in" svg:height="0.198in" draw:z-index="11"><draw:image xlink:href="Pictures/10000201000000D00000001320D47762.png" xlink:type="simple" xlink:show="embed" xlink:actuate="onLoad"/></draw:frame></text:p>
      <text:p text:style-name="P3"/>
      <text:p text:style-name="P3"><draw:frame draw:style-name="fr1" draw:name="Image13" text:anchor-type="paragraph" svg:width="2in" svg:height="0.198in" draw:z-index="12"><draw:image xlink:href="Pictures/10000201000000C00000001300EE2F60.png" xlink:type="simple" xlink:show="embed" xlink:actuate="onLoad"/></draw:frame></text:p>
      <text:p text:style-name="P3"/>
      <text:p text:style-name="P3"><draw:frame draw:style-name="fr1" draw:name="Image14" text:anchor-type="paragraph" svg:width="1.8752in" svg:height="0.198in" draw:z-index="13"><draw:image xlink:href="Pictures/10000201000000B400000013AA83782B.png" xlink:type="simple" xlink:show="embed" xlink:actuate="onLoad"/></draw:frame></text:p>
      <text:p text:style-name="P3"/>
      <text:p text:style-name="P3"><draw:frame draw:style-name="fr1" draw:name="Image15" text:anchor-type="paragraph" svg:width="3.5311in" svg:height="0.198in" draw:z-index="14"><draw:image xlink:href="Pictures/100002010000015300000013A349D619.png" xlink:type="simple" xlink:show="embed" xlink:actuate="onLoad"/></draw:frame></text:p>
      <text:p text:style-name="P3"/>
      <text:p text:style-name="P4">3) The Euclidean distance is a direct line between 2 points in space. <text:s/>The Manhattan distance is the distance between 2 points in space if the path traveled from A to B is taken at right angles. <text:s/>If we look at these two distances in a 2-d plane, the Manhattan distance will always be the 2 shorter sides of a right triangle, whereas the Euclidean distance will be the hypotenuse. <text:s/>This is all assuming the points are not already on a 90 degree axis with each other, which would mean the Manhattan and Euclidean distances would be equal.</text:p>
      <text:p text:style-name="P4"/>
      <text:p text:style-name="P4">4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8T21:21:34.035121191</meta:creation-date>
    <dc:date>2015-09-18T23:02:07.446965655</dc:date>
    <meta:editing-duration>PT24M2S</meta:editing-duration>
    <meta:editing-cycles>1</meta:editing-cycles>
    <meta:document-statistic meta:table-count="0" meta:image-count="15" meta:object-count="0" meta:page-count="1" meta:paragraph-count="7" meta:word-count="114" meta:character-count="582" meta:non-whitespace-character-count="472"/>
    <meta:generator>LibreOffice/4.4.2.2$Linux_X86_64 LibreOffice_project/40m0$Build-2</meta:generator>
  </office:meta>
</office:document-meta>
</file>